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54cm" svg:height="12.245cm" svg:x="7.985cm" svg:y="0cm">
            <draw:object draw:notify-on-update-of-ranges="Sheet1.A2:Sheet1.A21 Sheet1.C1:Sheet1.C1 Sheet1.C2:Sheet1.C21 Sheet1.F1:Sheet1.F1 Sheet1.F2:Sheet1.F21 Sheet1.A2:Sheet1.A21 Sheet1.E1:Sheet1.E1 Sheet1.E2:Sheet1.E21 Sheet1.A2:Sheet1.A21 Sheet1.A2:Sheet1.A21 Sheet1.D1:Sheet1.D1 Sheet1.D2:Sheet1.D21 Sheet1.A3:Sheet1.A21 Sheet1.B1:Sheet1.B1 Sheet1.B2:Sheet1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clean</text:p>
          </table:table-cell>
          <table:table-cell table:style-name="Default" office:value-type="string" calcext:value-type="string">
            <text:p>Centre</text:p>
          </table:table-cell>
          <table:table-cell table:style-name="Default" office:value-type="string" calcext:value-type="string">
            <text:p>Bas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Droi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34" calcext:value-type="float">
            <text:p>63,3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08" calcext:value-type="float">
            <text:p>63,08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42" calcext:value-type="float">
            <text:p>64,42</text:p>
          </table:table-cell>
          <table:table-cell office:value-type="float" office:value="257" calcext:value-type="float">
            <text:p>257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64" calcext:value-type="float">
            <text:p>64,6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62" calcext:value-type="float">
            <text:p>362</text:p>
          </table:table-cell>
          <table:table-cell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5.32" calcext:value-type="float">
            <text:p>65,32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4.6" calcext:value-type="float">
            <text:p>64,6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5.26" calcext:value-type="float">
            <text:p>65,26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/>
          <table:table-cell office:value-type="float" office:value="115" calcext:value-type="float">
            <text:p>1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59" calcext:value-type="float">
            <text:p>63,259</text:p>
          </table:table-cell>
          <table:table-cell office:value-type="float" office:value="120.3" calcext:value-type="float">
            <text:p>120,3</text:p>
          </table:table-cell>
          <table:table-cell office:value-type="float" office:value="98" calcext:value-type="float">
            <text:p>98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52" calcext:value-type="float">
            <text:p>65,52</text:p>
          </table:table-cell>
          <table:table-cell office:value-type="float" office:value="117.5" calcext:value-type="float">
            <text:p>117,5</text:p>
          </table:table-cell>
          <table:table-cell office:value-type="float" office:value="111" calcext:value-type="float">
            <text:p>111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75" calcext:value-type="float">
            <text:p>66,75</text:p>
          </table:table-cell>
          <table:table-cell office:value-type="float" office:value="184.5" calcext:value-type="float">
            <text:p>184,5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79" calcext:value-type="float">
            <text:p>65,79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194" calcext:value-type="float">
            <text:p>19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74" calcext:value-type="float">
            <text:p>17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8.3854" calcext:value-type="float">
            <text:p>68,3854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7.08" calcext:value-type="float">
            <text:p>67,08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6.15" calcext:value-type="float">
            <text:p>66,15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2" table:style-name="Default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/>
          <table:table-cell office:value-type="float" office:value="462" calcext:value-type="float">
            <text:p>462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1:48:01.152039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6-18T12:00:28.329915980</dc:date>
    <dc:creator>Nicolas Paillet</dc:creator>
    <meta:editing-duration>PT1H6M59S</meta:editing-duration>
    <meta:editing-cycles>16</meta:editing-cycles>
    <meta:generator>LibreOffice/4.3.7.2$Linux_X86_64 LibreOffice_project/430m0$Build-2</meta:generator>
    <meta:document-statistic meta:table-count="1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>
        <chart:symbol-image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1cm" svg:height="12.246cm" xlink:href=".." xlink:type="simple" chart:class="chart:scatter" chart:column-mapping="2 5 4 3 1" chart:style-name="ch1">
        <chart:title svg:x="7.603cm" svg:y="0.375cm" chart:style-name="ch2">
          <text:p>Resistance / position</text:p>
        </chart:title>
        <chart:legend chart:legend-position="end" svg:x="18.728cm" svg:y="4.828cm" style:legend-expansion="high" chart:style-name="ch3"/>
        <chart:plot-area chart:style-name="ch4" table:cell-range-address="Sheet1.A2:Sheet1.B21 Sheet1.C1:Sheet1.F21 Sheet1.B1:Sheet1.B1" chart:data-source-has-labels="row" svg:x="1.421cm" svg:y="1.403cm" svg:width="16.897cm" svg:height="9.618cm">
          <chartooo:coordinate-region svg:x="2.228cm" svg:y="1.602cm" svg:width="15.85cm" svg:height="8.772cm"/>
          <chart:axis chart:dimension="x" chart:name="primary-x" chart:style-name="ch5">
            <chart:title svg:x="8.833cm" svg:y="11.265cm" chart:style-name="ch6">
              <text:p>Surface (µm²)</text:p>
            </chart:title>
          </chart:axis>
          <chart:axis chart:dimension="y" chart:name="primary-y" chart:style-name="ch5">
            <chart:title svg:x="0.451cm" svg:y="7.076cm" chart:style-name="ch7">
              <text:p>Resistance</text:p>
            </chart:title>
            <chart:grid chart:style-name="ch8" chart:class="major"/>
          </chart:axis>
          <chart:series chart:style-name="ch9" chart:values-cell-range-address="Sheet1.C2:Sheet1.C21" chart:label-cell-address="Sheet1.C1:Sheet1.C1" chart:class="chart:scatter">
            <chart:domain table:cell-range-address="Sheet1.A2:Sheet1.A21"/>
            <chart:data-point chart:repeated="20"/>
          </chart:series>
          <chart:series chart:style-name="ch10" chart:values-cell-range-address="Sheet1.F2:Sheet1.F21" chart:label-cell-address="Sheet1.F1:Sheet1.F1" chart:class="chart:scatter">
            <chart:data-point chart:repeated="20"/>
          </chart:series>
          <chart:series chart:style-name="ch11" chart:values-cell-range-address="Sheet1.E2:Sheet1.E21" chart:label-cell-address="Sheet1.E1:Sheet1.E1" chart:class="chart:scatter">
            <chart:data-point chart:repeated="20"/>
          </chart:series>
          <chart:series chart:style-name="ch12" chart:values-cell-range-address="Sheet1.D2:Sheet1.D21" chart:label-cell-address="Sheet1.D1:Sheet1.D1" chart:class="chart:scatter">
            <chart:data-point chart:repeated="20"/>
          </chart:series>
          <chart:series chart:style-name="ch13" chart:values-cell-range-address="Sheet1.B2:Sheet1.B21" chart:label-cell-address="Sheet1.B1:Sheet1.B1" chart:class="chart:scatter">
            <chart:domain table:cell-range-address="Sheet1.A3:Sheet1.A21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e</text:p>
                <draw:g>
                  <svg:desc>Sheet1.C1:Sheet1.C1</svg:desc>
                </draw:g>
              </table:table-cell>
              <table:table-cell office:value-type="string">
                <text:p>Droite</text:p>
                <draw:g>
                  <svg:desc>Sheet1.F1:Sheet1.F1</svg:desc>
                </draw:g>
              </table:table-cell>
              <table:table-cell office:value-type="string">
                <text:p>Haut</text:p>
                <draw:g>
                  <svg:desc>Sheet1.E1:Sheet1.E1</svg:desc>
                </draw:g>
              </table:table-cell>
              <table:table-cell office:value-type="string">
                <text:p>Bas</text:p>
                <draw:g>
                  <svg:desc>Sheet1.D1:Sheet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clea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111">
                <text:p>111</text:p>
                <draw:g>
                  <svg:desc>Sheet1.C2:Sheet1.C21</svg:desc>
                </draw:g>
              </table:table-cell>
              <table:table-cell office:value-type="float" office:value="NaN">
                <text:p>NaN</text:p>
                <draw:g>
                  <svg:desc>Sheet1.F2:Sheet1.F21</svg:desc>
                </draw:g>
              </table:table-cell>
              <table:table-cell office:value-type="float" office:value="156">
                <text:p>156</text:p>
                <draw:g>
                  <svg:desc>Sheet1.E2:Sheet1.E21</svg:desc>
                </draw:g>
              </table:table-cell>
              <table:table-cell office:value-type="float" office:value="112">
                <text:p>112</text:p>
                <draw:g>
                  <svg:desc>Sheet1.D2:Sheet1.D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7">
                <text:p>257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13">
                <text:p>11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07">
                <text:p>107</text:p>
              </table:table-cell>
              <table:table-cell office:value-type="float" office:value="207">
                <text:p>207</text:p>
              </table:table-cell>
              <table:table-cell office:value-type="float" office:value="153">
                <text:p>153</text:p>
              </table:table-cell>
              <table:table-cell office:value-type="float" office:value="104">
                <text:p>104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102">
                <text:p>102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08">
                <text:p>108</text:p>
              </table:table-cell>
              <table:table-cell office:value-type="float" office:value="119">
                <text:p>119</text:p>
              </table:table-cell>
              <table:table-cell office:value-type="float" office:value="163">
                <text:p>163</text:p>
              </table:table-cell>
              <table:table-cell office:value-type="float" office:value="112">
                <text:p>112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147">
                <text:p>147</text:p>
              </table:table-cell>
              <table:table-cell office:value-type="float" office:value="105">
                <text:p>105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0.3">
                <text:p>120.3</text:p>
              </table:table-cell>
              <table:table-cell office:value-type="float" office:value="130">
                <text:p>130</text:p>
              </table:table-cell>
              <table:table-cell office:value-type="float" office:value="230">
                <text:p>230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7.5">
                <text:p>117.5</text:p>
              </table:table-cell>
              <table:table-cell office:value-type="float" office:value="110">
                <text:p>110</text:p>
              </table:table-cell>
              <table:table-cell office:value-type="float" office:value="198">
                <text:p>198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84.5">
                <text:p>184.5</text:p>
              </table:table-cell>
              <table:table-cell office:value-type="float" office:value="126">
                <text:p>126</text:p>
              </table:table-cell>
              <table:table-cell office:value-type="float" office:value="157">
                <text:p>157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94">
                <text:p>194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74">
                <text:p>174</text:p>
              </table:table-cell>
              <table:table-cell office:value-type="float" office:value="105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22">
                <text:p>122</text:p>
              </table:table-cell>
              <table:table-cell office:value-type="float" office:value="150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152">
                <text:p>152</text:p>
              </table:table-cell>
              <table:table-cell office:value-type="float" office:value="170">
                <text:p>170</text:p>
              </table:table-cell>
              <table:table-cell office:value-type="float" office:value="111">
                <text:p>111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07">
                <text:p>107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29">
                <text:p>129</text:p>
              </table:table-cell>
              <table:table-cell office:value-type="float" office:value="172">
                <text:p>172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89">
                <text:p>89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